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text-properties style:font-name="Trebuchet MS" style:font-name-asian="Trebuchet MS1" style:font-name-complex="Trebuchet MS1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rebuchet MS" style:font-name-asian="Trebuchet MS1" style:font-name-complex="Trebuchet MS1"/>
    </style:style>
    <style:style style:name="P4" style:family="paragraph" style:parent-style-name="Standard">
      <style:paragraph-properties fo:margin-left="0.5in" fo:margin-right="0in" fo:text-indent="0in" style:auto-text-indent="false"/>
      <style:text-properties style:font-name="Trebuchet MS" style:font-name-asian="Trebuchet MS1" style:font-name-complex="Trebuchet MS1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  <style:text-properties style:font-name="Trebuchet MS" style:font-name-asian="Trebuchet MS1" style:font-name-complex="Trebuchet MS1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Title" style:master-page-name="Standard">
      <style:paragraph-properties style:page-number="1"/>
    </style:style>
    <style:style style:name="P8" style:family="paragraph" style:parent-style-name="Subtitle">
      <style:paragraph-properties fo:margin-left="0in" fo:margin-right="0in" fo:text-indent="0in" style:auto-text-indent="false"/>
    </style:style>
    <style:style style:name="T1" style:family="text">
      <style:text-properties style:font-name="Trebuchet MS" style:font-name-asian="Trebuchet MS1" style:font-name-complex="Trebuchet M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ws1wmvjvm6je"/>Évaluation de la conformité</text:p>
      <text:p text:style-name="Title"><text:bookmark text:name="_ws1wmvjvm6je1"/>(Compliance Assessment)</text:p>
      <text:p text:style-name="P1"/>
      <text:p text:style-name="P1"/>
      <text:p text:style-name="Heading_20_1"><text:bookmark text:name="_8z8kyrx65dw8"/><text:span text:style-name="T1">Description générale de l’architecture</text:span></text:p>
      <text:p text:style-name="P3"/>
      <text:p text:style-name="P2"><text:span text:style-name="T1">[Reprise du cadre architectural pour contextualiser l’évaluation de la conformité]</text:span></text:p>
      <text:p text:style-name="P4"/>
      <text:p text:style-name="P4"/>
      <text:p text:style-name="Heading_20_1"><text:bookmark text:name="_quk8arbsnh4c"/><text:span text:style-name="T1">Checklist pour l’architecture cible et terminée </text:span></text:p>
      <text:p text:style-name="P4"/>
      <text:p text:style-name="P8"><text:bookmark text:name="_i2qrpcbn21fm"/><text:span text:style-name="T1">Hardware et OS checklist</text:span></text:p>
      <text:list xml:id="list2562029258" text:style-name="WWNum1">
        <text:list-item>
          <text:p text:style-name="P5"/>
        </text:list-item>
        <text:list-item>
          <text:p text:style-name="P5"/>
        </text:list-item>
      </text:list>
      <text:p text:style-name="P1"/>
      <text:p text:style-name="Subtitle"><text:bookmark text:name="_i8l84a1e5gpr"/><text:span text:style-name="T1">Services tiers logiciels et middleware checklist</text:span></text:p>
      <text:list xml:id="list63334815545915" text:continue-numbering="true" text:style-name="WWNum1">
        <text:list-item>
          <text:p text:style-name="P5"/>
        </text:list-item>
        <text:list-item>
          <text:p text:style-name="P5"/>
        </text:list-item>
      </text:list>
      <text:p text:style-name="P1"/>
      <text:p text:style-name="Subtitle"><text:bookmark text:name="_t9hlp9vwedaz"/><text:span text:style-name="T1">Applications checklist</text:span></text:p>
      <text:list xml:id="list63332847899667" text:continue-numbering="true" text:style-name="WWNum1">
        <text:list-item>
          <text:p text:style-name="P5"/>
        </text:list-item>
        <text:list-item>
          <text:p text:style-name="P5"/>
        </text:list-item>
      </text:list>
      <text:p text:style-name="P3"/>
      <text:p text:style-name="Subtitle"><text:bookmark text:name="_bz8n8l2l22pt"/><text:span text:style-name="T1">Gestion des données checklist</text:span></text:p>
      <text:list xml:id="list63334271464270" text:continue-numbering="true" text:style-name="WWNum1">
        <text:list-item>
          <text:p text:style-name="P5"/>
        </text:list-item>
        <text:list-item>
          <text:p text:style-name="P5"><text:soft-page-break/></text:p>
        </text:list-item>
      </text:list>
      <text:p text:style-name="P3"/>
      <text:p text:style-name="Subtitle"><text:bookmark text:name="_xjtug3ceyy6l"/><text:span text:style-name="T1">Sécurité checklist</text:span></text:p>
      <text:p text:style-name="P3"/>
      <text:list xml:id="list63332989934503" text:continue-numbering="true" text:style-name="WWNum1">
        <text:list-item>
          <text:p text:style-name="P5"/>
        </text:list-item>
        <text:list-item>
          <text:p text:style-name="P5"/>
        </text:list-item>
      </text:list>
      <text:p text:style-name="P3"/>
      <text:p text:style-name="Subtitle"><text:bookmark text:name="_tyefz6w3mloo"/><text:span text:style-name="T1">Infrastructures checklist</text:span></text:p>
      <text:list xml:id="list63334174251228" text:continue-numbering="true" text:style-name="WWNum1">
        <text:list-item>
          <text:p text:style-name="P5"/>
        </text:list-item>
        <text:list-item>
          <text:p text:style-name="P5"/>
        </text:list-item>
      </text:list>
      <text:p text:style-name="P1"/>
      <text:p text:style-name="Subtitle"><text:bookmark text:name="_4x4h8jwsrbw9"/><text:span text:style-name="T1">Méthodes et outils checklist</text:span></text:p>
      <text:list xml:id="list63333473091865" text:continue-numbering="true" text:style-name="WWNum1">
        <text:list-item>
          <text:p text:style-name="P5"/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lways" fo:keep-with-next="always"/>
      <style:text-properties fo:color="#38761d" style:font-name="Trebuchet MS" fo:font-family="'Trebuchet MS'" style:font-family-generic="roman" style:font-pitch="variable" fo:font-size="26pt" fo:font-weight="bold" style:font-name-asian="Trebuchet MS1" style:font-family-asian="'Trebuchet MS'" style:font-family-generic-asian="system" style:font-pitch-asian="variable" style:font-size-asian="26pt" style:font-weight-asian="bold" style:font-name-complex="Trebuchet MS1" style:font-family-complex="'Trebuchet MS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rebuchet MS" fo:font-family="'Trebuchet M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6" meta:word-count="64" meta:character-count="426" meta:non-whitespace-character-count="387"/>
    <meta:generator>LibreOfficeDev/6.0.5.2$Linux_X86_64 LibreOffice_project/</meta:generator>
  </office:meta>
</office:document-meta>
</file>